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8392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6.8" calcext:value-type="float">
            <text:p>6.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53 kWh</text:p>
          </table:table-cell>
          <table:table-cell office:value-type="float" office:value="908.38" calcext:value-type="float">
            <text:p>908.38</text:p>
          </table:table-cell>
          <table:table-cell office:value-type="string" calcext:value-type="string">
            <text:p>28-01-2018</text:p>
          </table:table-cell>
          <table:table-cell office:value-type="string" calcext:value-type="string">
            <text:p>25-02-2018</text:p>
          </table:table-cell>
          <table:table-cell office:value-type="float" office:value="10.76" calcext:value-type="float">
            <text:p>10.7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93.57" calcext:value-type="float">
            <text:p>1093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179 kWh</text:p>
          </table:table-cell>
          <table:table-cell office:value-type="float" office:value="1094.49" calcext:value-type="float">
            <text:p>1094.49</text:p>
          </table:table-cell>
          <table:table-cell office:value-type="string" calcext:value-type="string">
            <text:p>28-12-2017</text:p>
          </table:table-cell>
          <table:table-cell office:value-type="string" calcext:value-type="string">
            <text:p>28-01-2018</text:p>
          </table:table-cell>
          <table:table-cell office:value-type="float" office:value="12.61" calcext:value-type="float">
            <text:p>12.6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74.1" calcext:value-type="float">
            <text:p>1274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172 kWh</text:p>
          </table:table-cell>
          <table:table-cell office:value-type="float" office:value="1039.16" calcext:value-type="float">
            <text:p>1039.16</text:p>
          </table:table-cell>
          <table:table-cell office:value-type="string" calcext:value-type="string">
            <text:p>27-11-2017</text:p>
          </table:table-cell>
          <table:table-cell office:value-type="string" calcext:value-type="string">
            <text:p>28-12-2017</text:p>
          </table:table-cell>
          <table:table-cell office:value-type="float" office:value="12.05" calcext:value-type="float">
            <text:p>12.0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17.53" calcext:value-type="float">
            <text:p>1217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2.05" calcext:value-type="float">
            <text:p>12.05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74 kWh</text:p>
          </table:table-cell>
          <table:table-cell office:value-type="float" office:value="1049.22" calcext:value-type="float">
            <text:p>1049.22</text:p>
          </table:table-cell>
          <table:table-cell office:value-type="string" calcext:value-type="string">
            <text:p>27-10-2017</text:p>
          </table:table-cell>
          <table:table-cell office:value-type="string" calcext:value-type="string">
            <text:p>27-11-2017</text:p>
          </table:table-cell>
          <table:table-cell office:value-type="float" office:value="12.15" calcext:value-type="float">
            <text:p>12.1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39.05" calcext:value-type="float">
            <text:p>1239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6.21" calcext:value-type="float">
            <text:p>6.2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73 kWh</text:p>
          </table:table-cell>
          <table:table-cell office:value-type="float" office:value="1037.9" calcext:value-type="float">
            <text:p>1037.9</text:p>
          </table:table-cell>
          <table:table-cell office:value-type="string" calcext:value-type="string">
            <text:p>27-09-2017</text:p>
          </table:table-cell>
          <table:table-cell office:value-type="string" calcext:value-type="string">
            <text:p>27-10-2017</text:p>
          </table:table-cell>
          <table:table-cell office:value-type="float" office:value="12.03" calcext:value-type="float">
            <text:p>12.0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21.1" calcext:value-type="float">
            <text:p>122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7.12" calcext:value-type="float">
            <text:p>7.12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77 kWh</text:p>
          </table:table-cell>
          <table:table-cell office:value-type="float" office:value="1062.29" calcext:value-type="float">
            <text:p>1062.29</text:p>
          </table:table-cell>
          <table:table-cell office:value-type="string" calcext:value-type="string">
            <text:p>28-08-2017</text:p>
          </table:table-cell>
          <table:table-cell office:value-type="string" calcext:value-type="string">
            <text:p>27-09-2017</text:p>
          </table:table-cell>
          <table:table-cell office:value-type="float" office:value="12.27" calcext:value-type="float">
            <text:p>12.2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45.97" calcext:value-type="float">
            <text:p>1245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6.63" calcext:value-type="float">
            <text:p>6.63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60 kWh</text:p>
          </table:table-cell>
          <table:table-cell office:value-type="float" office:value="936.65" calcext:value-type="float">
            <text:p>936.65</text:p>
          </table:table-cell>
          <table:table-cell office:value-type="string" calcext:value-type="string">
            <text:p>28-07-2017</text:p>
          </table:table-cell>
          <table:table-cell office:value-type="string" calcext:value-type="string">
            <text:p>28-08-201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17.9" calcext:value-type="float">
            <text:p>1117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158 kWh</text:p>
          </table:table-cell>
          <table:table-cell office:value-type="float" office:value="918.57" calcext:value-type="float">
            <text:p>918.57</text:p>
          </table:table-cell>
          <table:table-cell office:value-type="string" calcext:value-type="string">
            <text:p>27-06-2017</text:p>
          </table:table-cell>
          <table:table-cell office:value-type="string" calcext:value-type="string">
            <text:p>28-07-2017</text:p>
          </table:table-cell>
          <table:table-cell office:value-type="float" office:value="10.82" calcext:value-type="float">
            <text:p>10.8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92.34" calcext:value-type="float">
            <text:p>1092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72 kWh</text:p>
          </table:table-cell>
          <table:table-cell office:value-type="float" office:value="1012.62" calcext:value-type="float">
            <text:p>1012.62</text:p>
          </table:table-cell>
          <table:table-cell office:value-type="string" calcext:value-type="string">
            <text:p>28-05-2017</text:p>
          </table:table-cell>
          <table:table-cell office:value-type="string" calcext:value-type="string">
            <text:p>27-06-2017</text:p>
          </table:table-cell>
          <table:table-cell office:value-type="float" office:value="11.75" calcext:value-type="float">
            <text:p>11.7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86.64" calcext:value-type="float">
            <text:p>1186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47 kWh</text:p>
          </table:table-cell>
          <table:table-cell office:value-type="float" office:value="814.19" calcext:value-type="float">
            <text:p>814.19</text:p>
          </table:table-cell>
          <table:table-cell office:value-type="string" calcext:value-type="string">
            <text:p>27-04-2017</text:p>
          </table:table-cell>
          <table:table-cell office:value-type="string" calcext:value-type="string">
            <text:p>28-05-2017</text:p>
          </table:table-cell>
          <table:table-cell office:value-type="float" office:value="4.66" calcext:value-type="float">
            <text:p>4.66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29.21" calcext:value-type="float">
            <text:p>-429.21</text:p>
          </table:table-cell>
          <table:table-cell office:value-type="string" calcext:value-type="string">
            <text:p>T-0</text:p>
          </table:table-cell>
          <table:table-cell office:value-type="float" office:value="471.09" calcext:value-type="float">
            <text:p>471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4.35" calcext:value-type="float">
            <text:p>4.35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29 kWh</text:p>
          </table:table-cell>
          <table:table-cell office:value-type="float" office:value="679.64" calcext:value-type="float">
            <text:p>679.64</text:p>
          </table:table-cell>
          <table:table-cell office:value-type="string" calcext:value-type="string">
            <text:p>28-03-2017</text:p>
          </table:table-cell>
          <table:table-cell office:value-type="string" calcext:value-type="string">
            <text:p>27-04-2017</text:p>
          </table:table-cell>
          <table:table-cell office:value-type="float" office:value="4.02" calcext:value-type="float">
            <text:p>4.02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58.31" calcext:value-type="float">
            <text:p>-358.31</text:p>
          </table:table-cell>
          <table:table-cell office:value-type="string" calcext:value-type="string">
            <text:p>T-0</text:p>
          </table:table-cell>
          <table:table-cell office:value-type="float" office:value="410.81" calcext:value-type="float">
            <text:p>410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10 kWh</text:p>
          </table:table-cell>
          <table:table-cell office:value-type="float" office:value="539.05" calcext:value-type="float">
            <text:p>539.05</text:p>
          </table:table-cell>
          <table:table-cell office:value-type="string" calcext:value-type="string">
            <text:p>25-02-2017</text:p>
          </table:table-cell>
          <table:table-cell office:value-type="string" calcext:value-type="string">
            <text:p>28-03-2017</text:p>
          </table:table-cell>
          <table:table-cell office:value-type="float" office:value="3.36" calcext:value-type="float">
            <text:p>3.36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84.18" calcext:value-type="float">
            <text:p>-284.18</text:p>
          </table:table-cell>
          <table:table-cell office:value-type="string" calcext:value-type="string">
            <text:p>T-0</text:p>
          </table:table-cell>
          <table:table-cell office:value-type="float" office:value="339.01" calcext:value-type="float">
            <text:p>339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52" calcext:value-type="float">
            <text:p>74.52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148 kWh</text:p>
          </table:table-cell>
          <table:table-cell office:value-type="float" office:value="811.46" calcext:value-type="float">
            <text:p>811.46</text:p>
          </table:table-cell>
          <table:table-cell office:value-type="string" calcext:value-type="string">
            <text:p>28-01-2017</text:p>
          </table:table-cell>
          <table:table-cell office:value-type="string" calcext:value-type="string">
            <text:p>03-03-2017</text:p>
          </table:table-cell>
          <table:table-cell office:value-type="float" office:value="9.15" calcext:value-type="float">
            <text:p>9.1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24.63" calcext:value-type="float">
            <text:p>924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87" calcext:value-type="float">
            <text:p>11.87</text:p>
          </table:table-cell>
          <table:table-cell/>
          <table:table-cell office:value-type="float" office:value="29.5" calcext:value-type="float">
            <text:p>29.5</text:p>
          </table:table-cell>
          <table:table-cell table:number-columns-repeated="2"/>
          <table:table-cell office:value-type="string" calcext:value-type="string">
            <text:p>28-01-2017</text:p>
          </table:table-cell>
          <table:table-cell office:value-type="string" calcext:value-type="string">
            <text:p>25-02-2017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41.78" calcext:value-type="float">
            <text:p>41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03:05.227000000</meta:creation-date>
    <dc:date>2018-03-26T16:06:56.814000000</dc:date>
    <meta:editing-duration>PT3M52S</meta:editing-duration>
    <meta:editing-cycles>1</meta:editing-cycles>
    <meta:document-statistic meta:table-count="1" meta:cell-count="166" meta:object-count="0"/>
    <meta:generator>LibreOffice/5.3.4.2$Windows_x86 LibreOffice_project/f82d347ccc0be322489bf7da61d7e4ad13fe2ff3</meta:generator>
  </office:meta>
</office:document-meta>
</file>